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3376" officeooo:paragraph-rsid="00093376"/>
    </style:style>
    <style:style style:name="P2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officeooo:rsid="00093376" officeooo:paragraph-rsid="00093376"/>
    </style:style>
    <style:style style:name="P3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officeooo:rsid="00095a4b" officeooo:paragraph-rsid="00095a4b"/>
    </style:style>
    <style:style style:name="T1" style:family="text">
      <style:text-properties fo:language="es" fo:country="CR" style:font-size-asian="10.5pt"/>
    </style:style>
    <style:style style:name="T2" style:family="text">
      <style:text-properties officeooo:rsid="00095a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a 1</text:p>
      <text:list xml:id="list458650522711733063" text:style-name="L1">
        <text:list-item>
          <text:p text:style-name="P2"><text:span text:style-name="T1">Sábado</text:span> 30 de abril:</text:p>
          <text:list>
            <text:list-item>
              <text:p text:style-name="P2">3:15pm Se inicia con la investigación del funcionamiento de la beagleboard, se conecta esta a la compu para otorgarle energía, una vez se intentó bootear el beagleboard se encontró un error, <text:span text:style-name="T2">el cual era que no le llegaba suficiente corriente por parte de la computadora (solucionado a las 530pm)</text:span></text:p>
            </text:list-item>
            <text:list-item>
              <text:p text:style-name="P3">6:00 pm Se procede a investigar como instalar un distribuidor linux en el beagleboard pues el kernel que tiene no es el adecuado para realizar el proyecto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5:13:28.867054500</meta:creation-date>
    <meta:generator>LibreOffice/5.1.2.2$Linux_X86_64 LibreOffice_project/10m0$Build-2</meta:generator>
    <dc:date>2016-04-30T18:05:40.235817400</dc:date>
    <meta:editing-duration>PT14M31S</meta:editing-duration>
    <meta:editing-cycles>2</meta:editing-cycles>
    <meta:document-statistic meta:table-count="0" meta:image-count="0" meta:object-count="0" meta:page-count="1" meta:paragraph-count="4" meta:word-count="85" meta:character-count="481" meta:non-whitespace-character-count="402"/>
  </office:meta>
</office:document-meta>
</file>